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999999" fo:font-size="22pt" style:font-size-asian="22pt" style:font-size-complex="22pt"/>
    </style:style>
    <style:style style:name="P7" style:family="paragraph">
      <style:text-properties fo:color="#000000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99999" style:font-name="Liberation Sans3" fo:font-size="22pt" style:font-name-asian="Liberation Sans3" style:font-size-asian="22pt" style:font-name-complex="Liberation Sans3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style:font-name="Liberation Sans3" fo:font-size="22pt" style:font-name-asian="Liberation Sans3" style:font-size-asian="22pt" style:font-name-complex="Liberation Sans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1" draw:text-style-name="P6" draw:layer="layout" svg:width="3.22cm" svg:height="1.119cm" svg:x="15.226cm" svg:y="17.562cm">
          <draw:text-box>
            <text:p><text:span text:style-name="T5">1010</text:span></text:p>
          </draw:text-box>
        </draw:frame>
        <draw:frame draw:style-name="gr10" draw:text-style-name="P6" draw:layer="layout" svg:width="1.018cm" svg:height="1.119cm" svg:x="14.574cm" svg:y="18.143cm">
          <draw:text-box>
            <text:p><text:span text:style-name="T6">&amp;</text:span></text:p>
          </draw:text-box>
        </draw:frame>
        <draw:frame draw:style-name="gr11" draw:text-style-name="P6" draw:layer="layout" svg:width="3.22cm" svg:height="1.119cm" svg:x="15.257cm" svg:y="18.499cm">
          <draw:text-box>
            <text:p><text:span text:style-name="T5">1011</text:span></text:p>
          </draw:text-box>
        </draw:frame>
        <draw:line draw:style-name="gr12" draw:text-style-name="P1" draw:layer="layout" svg:x1="14.644cm" svg:y1="19.668cm" svg:x2="17.929cm" svg:y2="19.668cm">
          <text:p/>
        </draw:line>
        <draw:frame draw:style-name="gr11" draw:text-style-name="P6" draw:layer="layout" svg:width="3.22cm" svg:height="1.119cm" svg:x="15.257cm" svg:y="19.6cm">
          <draw:text-box>
            <text:p><text:span text:style-name="T5">1010</text:span></text:p>
          </draw:text-box>
        </draw:frame>
        <draw:frame draw:style-name="gr11" draw:text-style-name="P7" draw:layer="layout" svg:width="3.22cm" svg:height="1.119cm" svg:x="19.227cm" svg:y="17.563cm">
          <draw:text-box>
            <text:p><text:span text:style-name="T7">1010</text:span></text:p>
          </draw:text-box>
        </draw:frame>
        <draw:frame draw:style-name="gr10" draw:text-style-name="P8" draw:layer="layout" svg:width="0.76cm" svg:height="1.119cm" svg:x="18.575cm" svg:y="18.144cm">
          <draw:text-box>
            <text:p><text:span text:style-name="T8">-</text:span></text:p>
          </draw:text-box>
        </draw:frame>
        <draw:frame draw:style-name="gr11" draw:text-style-name="P7" draw:layer="layout" svg:width="3.22cm" svg:height="1.119cm" svg:x="19.258cm" svg:y="18.5cm">
          <draw:text-box>
            <text:p><text:span text:style-name="T7"><text:s text:c="6"/></text:span><text:span text:style-name="T7">1</text:span></text:p>
          </draw:text-box>
        </draw:frame>
        <draw:line draw:style-name="gr6" draw:text-style-name="P1" draw:layer="layout" svg:x1="18.645cm" svg:y1="19.669cm" svg:x2="21.93cm" svg:y2="19.669cm">
          <text:p/>
        </draw:line>
        <draw:frame draw:style-name="gr11" draw:text-style-name="P7" draw:layer="layout" svg:width="3.22cm" svg:height="1.119cm" svg:x="19.258cm" svg:y="19.601cm">
          <draw:text-box>
            <text:p><text:span text:style-name="T7">1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20:21.069538312</dc:date>
    <dc:creator>elucterio </dc:creator>
    <meta:editing-duration>P4DT2H58M31S</meta:editing-duration>
    <meta:editing-cycles>48</meta:editing-cycles>
    <meta:generator>LibreOffice/4.2.8.2$Linux_X86_64 LibreOffice_project/420m0$Build-2</meta:generator>
    <meta:document-statistic meta:object-count="85"/>
  </office:meta>
</office:document-meta>
</file>